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 style:list-style-name="L1">
      <style:paragraph-properties fo:margin-left="0cm" fo:margin-right="0cm" fo:text-indent="-0.762cm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 text:space-before="0.508cm" text:min-label-width="0.762cm"/>
        <style:text-properties style:font-name="FreeSerif"/>
      </text:list-level-style-bullet>
      <text:list-level-style-bullet text:level="2" text:bullet-char="•">
        <style:list-level-properties text:space-before="1.778cm" text:min-label-width="0.762cm"/>
        <style:text-properties style:font-name="FreeSerif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SpatiaLite</text:p>
      <text:p text:style-name="Heading_20_2">About</text:p>
      <text:p text:style-name="Normal"><text:a xlink:type="simple" xlink:href="http://www.gaia-gis.it/spatialite/">SpatiaLite</text:a> is an SQLite database engine with spatial functions added. </text:p>
      <text:list xml:id="list2072515712" text:style-name="L1">
        <text:list-item>
          <text:p text:style-name="P1"><text:tab/><text:span text:style-name="T1">SQLite</text:span> is a popular DBMS, simple, robust, easy to use and really lightweight</text:p>
        </text:list-item>
        <text:list-item>
          <text:p text:style-name="P1"><text:tab/>each SQLite database is simply a file; you can freely copy it, compress it, send it on a LAN or WEB with no complication at all<text:line-break/> They are also <text:span text:style-name="T2">portables</text:span>; the same database file will work on Windows, Linux, MacOs etc</text:p>
        </text:list-item>
        <text:list-item>
          <text:p text:style-name="P1"><text:tab/>the <text:span text:style-name="T1">SpatiaLite</text:span> extension enables SQLite to support spatial data conformant to OGC specifications. </text:p>
          <text:list>
            <text:list-item>
              <text:p text:style-name="P1"><text:tab/>supports standard <text:span text:style-name="T1">WKT</text:span> and <text:span text:style-name="T1">WKB</text:span> formats</text:p>
            </text:list-item>
            <text:list-item>
              <text:p text:style-name="P1"><text:tab/>implements SQL spatial functions such as <text:span text:style-name="T1">AsText()</text:span>, <text:span text:style-name="T1">GeomFromText()</text:span>, <text:span text:style-name="T1">Area()</text:span>, <text:span text:style-name="T1">PointN()</text:span> and alike</text:p>
            </text:list-item>
            <text:list-item>
              <text:p text:style-name="P1"><text:tab/>the complete set of <text:span text:style-name="T2">OpenGis</text:span> functions is supported <text:span text:style-name="T2">via</text:span> <text:span text:style-name="T1">GEOS</text:span>, this comprehending sophisticated spatial analysis functions such as <text:span text:style-name="T1">Overlaps()</text:span>, <text:span text:style-name="T1">Touches()</text:span>, <text:span text:style-name="T1">Union()</text:span>, <text:span text:style-name="T1">Buffer()</text:span> ..</text:p>
            </text:list-item>
            <text:list-item>
              <text:p text:style-name="P1"><text:tab/>supports full <text:span text:style-name="T1">Spatial metadata</text:span> along the <text:span text:style-name="T2">OpenGis specifications</text:span></text:p>
            </text:list-item>
            <text:list-item>
              <text:p text:style-name="P1"><text:tab/>supports importing and exporting from / to <text:span text:style-name="T2">shapefiles</text:span></text:p>
            </text:list-item>
            <text:list-item>
              <text:p text:style-name="P1"><text:tab/>supports <text:span text:style-name="T3">coordinate reprojection</text:span> <text:span text:style-name="T2">via</text:span> <text:span text:style-name="T1">PROJ.4</text:span> and <text:span text:style-name="T1">EPSG</text:span> geodetic parameters dataset</text:p>
            </text:list-item>
            <text:list-item>
              <text:p text:style-name="P1"><text:tab/>supports <text:span text:style-name="T3">locale charsets</text:span> <text:span text:style-name="T2">via</text:span> <text:span text:style-name="T1">GNU libiconv</text:span></text:p>
            </text:list-item>
            <text:list-item>
              <text:p text:style-name="P1"><text:tab/>implements a true <text:span text:style-name="T1">Spatial Index</text:span> based on the SQLite's RTree extension</text:p>
            </text:list-item>
          </text:list>
        </text:list-item>
        <text:list-item>
          <text:p text:style-name="P1"><text:tab/>the <text:span text:style-name="T1">VirtualShape</text:span> extension enables SQLite to access <text:span text:style-name="T3">shapefiles</text:span> as <text:span text:style-name="T1">VIRTUAL TABLE</text:span>s </text:p>
          <text:list>
            <text:list-item>
              <text:p text:style-name="P1"><text:tab/>you can then perform standard SQL queries on external shapefiles, with no need for importing or converting them</text:p>
            </text:list-item>
          </text:list>
        </text:list-item>
        <text:list-item>
          <text:p text:style-name="P1"><text:tab/>the <text:span text:style-name="T1">VirtualText</text:span> extension enables SQLite to access <text:span text:style-name="T3">CSV/TxtTab files</text:span> as <text:span text:style-name="T1">VIRTUAL TABLE</text:span>s </text:p>
          <text:list>
            <text:list-item>
              <text:p text:style-name="P1"><text:tab/>you can then perform standard SQL queries on external CSV/TxtTab files, with no need for importing or converting them</text:p>
            </text:list-item>
          </text:list>
        </text:list-item>
        <text:list-item>
          <text:p text:style-name="P1"><text:tab/>the <text:span text:style-name="T1">GUI tool</text:span> supports all this, in an <text:span text:style-name="T2">user friendly</text:span> way</text:p>
        </text:list-item>
      </text:list>
      <text:p text:style-name="Normal"/>
      <text:p text:style-name="Normal">Homepage</text:p>
      <text:p text:style-name="Normal"><text:a xlink:type="simple" xlink:href="http://www.gaia-gis.it/spatialite/">http://www.gaia-gis.it/spatialite/</text:a> </text:p>
      <text:p text:style-name="Normal">License</text:p>
      <text:p text:style-name="Normal">MPL v1.1 and GPL v3 </text:p>
      <text:p text:style-name="Heading_20_2">Documentation</text:p>
      <text:p text:style-name="Normal">Documentation is available <text:a xlink:type="simple" xlink:href="http://www.gaia-gis.it/spatialite/docs.html">online</text:a>. </text:p>
      <text:p text:style-name="Normal">Sample data is located on this disc at /home/user/data/spatialite/ and <text:a xlink:type="simple" xlink:href="http://www.gaia-gis.it/spatialite/resources.html">online</text:a>. </text:p>
      <text:p text:style-name="Heading_20_2"><text:soft-page-break/>Running</text:p>
      <text:p text:style-name="Normal">To explore a SpatiaLite database on the Live DVD, click on the SpatiaLite GIS, SpatiaLite GUI or QGIS link on the desktop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" svg:font-family="'Liberation Serif'"/>
    <style:font-face style:name="FreeSerif" svg:font-family="Free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class="text">
      <style:paragraph-properties fo:margin-top="0.776cm" fo:margin-bottom="0.106cm" fo:keep-with-next="auto"/>
      <style:text-properties style:font-name="Liberation Sans" fo:font-size="17pt" fo:font-weight="bold"/>
    </style:style>
    <style:style style:name="Heading_20_2" style:display-name="Heading 2" style:family="paragraph" style:parent-style-name="Normal" style:next-style-name="Normal" style:class="text">
      <style:paragraph-properties fo:margin-top="0.776cm" fo:margin-bottom="0.106cm" fo:keep-with-next="auto"/>
      <style:text-properties style:font-name="Liberation Sans" fo:font-size="14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document-statistic meta:table-count="0" meta:image-count="0" meta:object-count="0" meta:page-count="2" meta:paragraph-count="28" meta:word-count="297" meta:character-count="1890"/>
    <dc:date>2010-03-12T13:03:14</dc:date>
    <meta:editing-duration>PT00H01M05S</meta:editing-duration>
    <meta:editing-cycles>1</meta:editing-cycles>
  </office:meta>
</office:document-meta>
</file>